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 style:data-style-name="N37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 style:data-style-name="N37">
      <style:table-cell-properties fo:background-color="#ff6600" fo:border="0.06pt solid #000000"/>
    </style:style>
    <style:style style:name="ce15" style:family="table-cell" style:parent-style-name="Default" style:data-style-name="N37">
      <style:table-cell-properties fo:background-color="#99ff66" fo:border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eeeee" fo:border="0.06pt solid #000000"/>
    </style:style>
    <style:style style:name="ce20" style:family="table-cell" style:parent-style-name="Default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Date Implemented</text:p>
          </table:table-cell>
          <table:table-cell table:style-name="ce1" office:value-type="string" calcext:value-type="string">
            <text:p>Next?</text:p>
          </table:table-cell>
          <table:table-cell table:number-columns-repeated="3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Input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readln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inting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TotalWidth specifier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FracDigits specifier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2">
          <table:table-cell table:style-name="ce7" office:value-type="string" calcext:value-type="string">
            <text:p>write</text:p>
          </table:table-cell>
          <table:table-cell table:style-name="ce15" office:value-type="date" office:date-value="2015-11-17" calcext:value-type="date">
            <text:p>11/17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real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integer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Boole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inary Arithmetic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nteger addition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division with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to real conver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2"/>
          <table:table-cell table:style-name="ce18"/>
        </table:table-row>
        <table:table-row table:style-name="ro2">
          <table:table-cell table:style-name="ce7" office:value-type="string" calcext:value-type="string">
            <text:p>integer 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division no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modulo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Variable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String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variable declaratio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variable declaratio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oolean Rel Operations Not on Se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Boolean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less or equal</text:p>
          </table:table-cell>
          <table:table-cell table:style-name="ce8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less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less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ntrol Flow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f Statement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hile statement</text:p>
          </table:table-cell>
          <table:table-cell table:style-name="ce15" office:value-type="date" office:date-value="2015-11-24" calcext:value-type="date">
            <text:p>11/2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peat statement</text:p>
          </table:table-cell>
          <table:table-cell table:style-name="ce15" office:value-type="date" office:date-value="2015-12-01" calcext:value-type="date">
            <text:p>12/0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integer constan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integer constant lis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char constan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char constant lis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goto statement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integer control variable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char control variable</text:p>
          </table:table-cell>
          <table:table-cell table:style-name="ce8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Array Construct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Integer Index</text:p>
          </table:table-cell>
          <table:table-cell table:style-name="ce15" office:value-type="date" office:date-value="2015-12-06" calcext:value-type="date">
            <text:p>12/06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10" office:value-type="string" calcext:value-type="string">
            <text:p>array integer range checking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Char index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index range checking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Boolean index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ocedure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pass by value no local variables</text:p>
          </table:table-cell>
          <table:table-cell table:style-name="ce15" office:value-type="date" office:date-value="2015-12-13" calcext:value-type="date">
            <text:p>12/1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pass by value local variables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pass by reference no local variables</text:p>
          </table:table-cell>
          <table:table-cell table:style-name="ce13"/>
          <table:table-cell table:style-name="ce20"/>
          <table:table-cell table:number-columns-repeated="3"/>
        </table:table-row>
        <table:table-row table:style-name="ro2">
          <table:table-cell table:style-name="ce11"/>
          <table:table-cell table:style-name="ce17"/>
          <table:table-cell table:number-columns-repeated="4"/>
        </table:table-row>
        <table:table-row table:style-name="ro2" table:number-rows-repeated="104847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9:57:30.638747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56:05.326856789</meta:creation-date>
    <dc:date>2015-12-14T23:07:38.589487163</dc:date>
    <meta:editing-duration>P1DT13H24M46S</meta:editing-duration>
    <meta:editing-cycles>119</meta:editing-cycles>
    <meta:generator>LibreOffice/4.4.6.3$Linux_X86_64 LibreOffice_project/40m0$Build-3</meta:generator>
    <meta:document-statistic meta:table-count="1" meta:cell-count="148" meta:object-count="0"/>
  </office:meta>
</office:document-meta>
</file>